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style:text-underline-style="solid" style:text-underline-width="auto" style:text-underline-color="font-color"/>
    </style:style>
    <style:style style:name="T3" style:family="text">
      <style:text-properties style:text-line-through-style="none" style:text-underline-styl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14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1891</text:p>
      <text:p text:style-name="P2">Month<text:tab/><text:tab/><text:tab/><text:tab/><text:tab/><text:tab/>May</text:p>
      <text:p text:style-name="P2">Year<text:tab/><text:tab/><text:tab/><text:tab/><text:tab/><text:tab/>1891</text:p>
      <text:p text:style-name="P2">Hebrew Date<text:tab/><text:tab/><text:tab/><text:tab/><text:tab/>Iyar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summary of the sermon, titled "Dr. Morais on the Minister's Independence" was published in <text:span text:style-name="T4">The Jewish Exponent</text:span><text:span text:style-name="T6"> in May, 1891.</text:span>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5">S. MORAIS,/</text:p>
      <text:p text:style-name="P5">546 N. FIFTH STREET,/</text:p>
      <text:p text:style-name="P5">PHILADELPHIA./</text:p>
      <text:p text:style-name="P4"/>
      <text:p text:style-name="P4">[Front Cover]</text:p>
      <text:p text:style-name="P4">[Note: The number "112" is written in pencil and circled in the top right corner of the page.]</text:p>
      <text:p text:style-name="P6">Nissan<text:span text:style-name="T1"> Iyar May 91/</text:span></text:p>
      <text:p text:style-name="P8">On ministerial defections/</text:p>
      <text:p text:style-name="P8">based on Dr Briggs' controversy/</text:p>
      <text:p text:style-name="P8"/>
      <text:p text:style-name="P9">[Page 1]</text:p>
      <text:p text:style-name="P7"><text:span text:style-name="T1">Brethren. <text:s/>From the time that Bishop Colenso--sent/ by England to convert heathens to Christianity--turned/ against Christian dogmas, there has not been </text:span>a<text:span text:style-name="T1"> any lack/ of churchmen, who took up arms against the church./ <text:s/>In our own days, Germany </text:span>has an<text:span text:style-name="T1"> deserves the unenviable </text:span>credit<text:span text:style-name="T1"> honor of/ </text:span>having lifted up high the<text:span text:style-name="T1"> which she boasts </text:span>to have<text:span text:style-name="T1"> she has lifted up a standard of rebellion </text:span>altho'<text:span text:style-name="T1"> against the </text:span>criticism<text:span text:style-name="T1"> sable/ whereon she emblazoned the deceptive words: </text:span>A<text:span text:style-name="T1"> "higher criticism"/ Great Britain less bold could reckon also more than one who in former/ years, </text:span>who<text:span text:style-name="T1"> relished the bread and fishes of the </text:span><text:soft-page-break/><text:span text:style-name="T1">ministerial office, but cared not/ to earn them legitimately; by fidelity to their trust./ </text:span></text:p>
      <text:p text:style-name="P7"><text:span text:style-name="T1"><text:tab/>As to her John William Colenso, who was commissioned/ to teach the Bible and the divinity of the founder/ of the Nazarene religion, but who cast doubts upon/ the authenticity of the former, and the claims of the/ latter, the curious anomaly was that all endeavours/ to depose the man, to stop his salary, or disgrace him/ were </text:span>in vain<text:span text:style-name="T1"> to no purpose. <text:s/>He continued to use his pen with impu-/-nity to the injury of Christian orthodoxy, still en-/-joying a stipulated income, as a prelate of the An-/-glican Church. <text:s/>A case not unlike that of/ the Bishop of Natal in South Africa; </text:span>a cus<text:span text:style-name="T1"> which created/ a great stir over thirty years ago; happened lately/ in America. <text:s/>The Rev Dr Heber Newton,/</text:span></text:p>
      <text:p text:style-name="P9"/>
      <text:p text:style-name="P9">[Page 2]</text:p>
      <text:p text:style-name="P7"><text:span text:style-name="T1">fired at the Bible, attacking it </text:span>once both<text:span text:style-name="T1"> or what he considered vulnerable points historically and/ doctrinally </text:span>points<text:span text:style-name="T1">. <text:s/>Quite a tempest was raised, when,/ following in the wake of the Scottman Robertson/ Smith, the New York minister published his ra-/-dical views in book form, placing them within reach/ of the whole reading public. <text:s/>"Surely" people said:/ "Surely his superiors in the Episcopal council will/ demand a recantation, or command that the skeptic/ preacher shall step down and out of his subversive pulpit." <text:s/>The storm however blew/ over and the passionate outbursts of Father Ignatius/ will avail nothing to bring about the excommunication,/ </text:span>which that English Jesuit<text:span text:style-name="T1"> so vehemently insists upon by that English Jesuit. <text:s/>The most/ famous instance of modern defections in the ministry,/ is perhaps that which the Presbytery in America is now/ engaged to sift out. <text:s/>The Rev Dr Charles A. Briggs/ gained a large following among students of Hebrew/ in the Union Theological Seminary of New York./ <text:s/>He taught that branch of learning successfully,/ and </text:span>obtained<text:span text:style-name="T1"> therefore won promotion. <text:s/>Last January in his/ inaugural address, as Professor of Biblical theology/ in the same institution, the speaker made assertions that/ startled very many, and at which some of his colleagues/</text:span></text:p>
      <text:p text:style-name="P9"/>
      <text:p text:style-name="P9">[Page 3]</text:p>
      <text:p text:style-name="P7"><text:span text:style-name="T1">declared themselves scandalized. <text:s/>Since then the name of/ that professor of theology has become a household word,/ for scarcely a day passes, </text:span>but<text:span text:style-name="T1"> without reports </text:span>are<text:span text:style-name="T1"> being made/ of investigations, or of sermons, connected with his object-/-ionable utterances. <text:s/>He that runs can read them in/ any journal</text:span>s<text:span text:style-name="T1"> printed in the English language./ <text:s/></text:span></text:p>
      <text:p text:style-name="P7"><text:span text:style-name="T1">I notice that Rabbis also have entered the lists, and/ taken different sides. <text:s/>According to those who allow/ ministers of </text:span>any<text:span text:style-name="T1"> every creed &amp; denomination </text:span>whatever<text:span text:style-name="T1">, the/ widest latitude to ventilate their notions however clashing with their charge, Dr Briggs/ ought not to be questioned about his denial of or/ opposition to accepted tenets. <text:s/>Such Rabbis argue so:/ The professor's conscientious </text:span>studies<text:span text:style-name="T1"> meditations have led him to/ certain conclusions </text:span>and he is<text:span text:style-name="T1"> and the ideas he firmly holds, he should be at liberty to proclaim/ </text:span>them<text:span text:style-name="T1"> to the world at large. <text:s/>Persons who call him to account/ are persecutors, heresy-hunters, tyrants, inquisitors, ana-/-thematizing bigots. <text:s/>Their conduct can only excite the/ contempt of the right thinking. <text:s/>I need not tell/ how I </text:span>differ<text:span text:style-name="T1"> disagree with this pseudo liberalism; how I </text:span>hold<text:span text:style-name="T1"> cherish it as a maxim of pure/ ethics, that as soon as an official in any public/ </text:span>position<text:span text:style-name="T1"> capacity, has ceased to be in harmony with the principles/ guiding his trust, he ought to </text:span>be<text:span text:style-name="T1"> put off the insignia of his office./</text:span></text:p>
      <text:p text:style-name="P9"/>
      <text:p text:style-name="P9">[Page 4]</text:p>
      <text:p text:style-name="P7"><text:span text:style-name="T1">Other Rabbis, stretching their looks forward, </text:span>believe<text:span text:style-name="T1"> fancy/ that they can see, through the disputations carried/ on, the triumph of Judaism at no distant future./ <text:s/>The religion to which we adhere </text:span>to<text:span text:style-name="T1"> is not sworn to the/ iron bound rules that govern the Church in each of its nu-/-merous divisions. <text:s/>No Westminster articles of faith;/ no blood atonement, no papal infallibility, no imma-/-culate conception, no confessional, no eucharist, none/ of that </text:span>intermingles with our<text:span text:style-name="T1"> intrudes upon the government of the Sy-/-nagogue, therefore the final settlement of those points/ of dispute, which have too often raised the hand of/ brother against brother, will be the acceptance of the/ simple, reasonable, and merciful belief </text:span><text:soft-page-break/><text:span text:style-name="T1">which Jews/ cling to. <text:s/>I am sorry that my sight is not so/ far-reaching, as to perceive the forthcoming glories that some of my/ colleagues </text:span>predict<text:span text:style-name="T1"> anticipate for our </text:span>creed<text:span text:style-name="T1"> religion, because of the doubts/ which are cast upon Christianity. <text:s/>I admit that/ a vast deal which elicits the healed </text:span>polemics on ac- controversies<text:span text:style-name="T1"> polemics due/ </text:span>-count of<text:span text:style-name="T1"> to Dr Briggs' "heresy," as some call it, has/ no meaning with us. <text:s/>Nowhere have we been enjoined/ to subscribe to the creed that Holy Writ throughout is a verbal dicta-/-tion from on high; that every word in it emanates/</text:span></text:p>
      <text:p text:style-name="P9"/>
      <text:p text:style-name="P9">[Page 5]</text:p>
      <text:p text:style-name="P7"><text:span text:style-name="T1">from God; No: the thoughts are divine, but the lan-/-gauge is human. <text:s/>In order not to be misunderstood,/ I will say, that the Pentateuch, which embodies our/ leading rules of </text:span>conduct<text:span text:style-name="T1"> life, is, in part, an exception to my/ statement. <text:s/>But as regards the rest of the Scriptures,/ the Talmudists themselves agree that [Hebrew]/ "not two prophets use the same vocabulary; the same/ style". <text:s/>Thus, to offer a slight illustration. <text:s/></text:span>Can<text:span text:style-name="T1">/ </text:span>any person suppose that<text:span text:style-name="T1"> Isaiah </text:span>who<text:span text:style-name="T1"> foretold the fall/ of Babylon in his immutable majestic diction, </text:span>and<text:span text:style-name="T1"> Jeremiah </text:span>who<text:span text:style-name="T1">/ predicted it also, but not with the marked original-/-ity and grandeur of his predecessor. <text:s/>Now, can any one suppose that both wrote upon the identical subject/ </text:span>in<text:span text:style-name="T1"> differently, </text:span>words so<text:span text:style-name="T1"> but word for word as dictated </text:span>verbatim<text:span text:style-name="T1"> by a heavenly inspiration?/ <text:s/>Reason will not allow that supposition, and reason/ is with us Jews a powerful factor in the acceptance of/ belief. <text:s/>Not in the sense which Dr Briggs is charged/ of having </text:span>said<text:span text:style-name="T1"> intimated in his inaugural address, namely, that/ </text:span>the<text:span text:style-name="T1"> reason and the Bible stand on a level, for the wisest/ among us is fallible; but when an idea is so clearly/ inadmissible, that our unbiased mind rejects it, to/ advance it as entitled to our credence, must seem/ complete blindness./</text:span></text:p>
      <text:p text:style-name="P9"/>
      <text:p text:style-name="P9">[Page 6]</text:p>
      <text:p text:style-name="P9">Now would any Jew be brought to trial, for believing that mistake, have crept in,/ which either the ignorance or inadvertence of copyists occasioned to the very scholars/ and obscuring the text. <text:s/>The inornancy[sic!] of the scriptures, is a delusive creed, which none of/ us entertains, notwithstanding the very laborious endeavours of the Masso-/-rites./</text:p>
      <text:p text:style-name="P7"><text:span text:style-name="T1">Still, some of the questions which agitate the Church </text:span>Just<text:span text:style-name="T1"> at present,/ do concern us also, and deeply so. <text:s/>They have a greater/ significance than </text:span>a<text:span text:style-name="T1"> this wrangling about a verbal or spiri-/-tual emanation of prophetic writings and their preservation from </text:span>errors<text:span text:style-name="T1"> textual errors. <text:s/>They concern the/ authenticity of the Mosaic records, the dependence we/ may place upon the authorship of any of the books,/ which constitute our Bible; nay, the very existence of/ our ancient Seers. <text:s/>If Moses wrote nothing, or/ next to nothing, as Dr Briggs positively asserts; if/ the history of our patriarchs is </text:span>a<text:span text:style-name="T1"> sheer myth as some contend; if those whose/ memory we have always </text:span>looked upon with as our godly<text:span text:style-name="T1"> held in veneration, are not our genuine instructors,/ but others </text:span>have<text:span text:style-name="T1"> assumed their names in late ages and palmed off </text:span>as divinely inspired<text:span text:style-name="T1"> their own inventions, as divinely inspired, if Daniel/ is a fiction, and his </text:span>dreams<text:span text:style-name="T1"> visions were </text:span>invented<text:span text:style-name="T1"> concocted centuries after/ to covertly represent current events; in short, if/ </text:span>the Bible possesses no higher value than<text:span text:style-name="T1"> according to what is now dignified by the term of "higher criticism," the value/ of the Bible consists only in its moral maxims, just/ as Epictetus among the Greeks, and Cicero among/ the Romans </text:span>will inspire<text:span text:style-name="T1"> are deserving of respect by reason of their/ ethical teachings </text:span>then to claim a belief in inspi-<text:span text:style-name="T1"> then the foundations of Judaism are uprooted, and neither Christianity nor Mohammedanism can/ stand. <text:s/>They must tumble down; and for a churchman </text:span>to claim<text:span text:style-name="T1"> saturated with/ </text:span>lation and in the infallibility of the scriptures<text:span text:style-name="T1"> ideas flowing from the swelling current of German incredulity, to claim loyalty/ </text:span>regarding saving truths, is<text:span text:style-name="T1"> to the Scriptures, as the infallible receptacle of Divine truths, appears to me a deception, a </text:span>sub<text:span text:style-name="T1">/ subterfuge to avoid </text:span>a deposition<text:span text:style-name="T1"> the humiliation of a dismissal./</text:span></text:p>
      <text:p text:style-name="P9"/>
      <text:p text:style-name="P9">[Page 7]</text:p>
      <text:p text:style-name="P7"><text:span text:style-name="T1">But why do I refer at all to a controversy distur-/-bing the quiet of the Presbyterian Church? <text:s/>That/ </text:span><text:soft-page-break/><text:span text:style-name="T1">denomination </text:span>has<text:span text:style-name="T1"> can point at least, to </text:span><text:span text:style-name="T2">some</text:span><text:span text:style-name="T3"> acknowledged au-/-thority, at whose tribunal persons in office, suspected/ of </text:span><text:span text:style-name="T5">defection</text:span><text:span text:style-name="T3"> a deviation from its rules, can be questioned and/ catechized. <text:s/>Among us Jews, an inextricable con-/-fusion exists, through which a man, however fla-/-grantly offensive, can escape all punishment. <text:s/>A/ Rabbi may preach the most subversive theories, em-/-body them in writings spread broadcast, and enjoy/ more than the bread and fishes; aye: receive plaudits for/ his independence(?) </text:span><text:span text:style-name="T5">A</text:span><text:span text:style-name="T3"> Recenlty we were regaled with a series of articles </text:span><text:span text:style-name="T5">appeared</text:span><text:span text:style-name="T3">/ </text:span><text:span text:style-name="T5">very recently</text:span><text:span text:style-name="T3"> over the signature of one who ministers/ in New York to a congregation, that would resent/ as an </text:span><text:span text:style-name="T5">offence</text:span><text:span text:style-name="T3"> affront its being called "Radical." <text:s/>Yet, I/ am not dealing in exaggerations, when I state that nei-/-ther Benedict Spinoza in his "Fructatus Politicus", nor/ Thomas Paine in his "Age of reason" used our Scriptures/ more irreverently, </text:span><text:span text:style-name="T5">n</text:span><text:span text:style-name="T3">or lowered more the character of our prophets,/ than that Rabbi. <text:s/>According to him Joshua </text:span><text:span text:style-name="T5">was a re-</text:span><text:span text:style-name="T3"> forced back/ </text:span><text:span text:style-name="T5">-trogressist for having</text:span><text:span text:style-name="T3"> the wheel of progress by having allowed the Abrahamic/ covenant to be performed, at Gilgal./</text:span></text:p>
      <text:p text:style-name="P10"/>
      <text:p text:style-name="P10">[Page 8]</text:p>
      <text:p text:style-name="P7"><text:span text:style-name="T3">Elijah was a disturber of the public peace; Elisha/ an unscrupulous agitator, and much which we </text:span><text:span text:style-name="T5">now</text:span><text:span text:style-name="T3">/ have always considered sacred history is simply a ro-/-mance. <text:s/>Where is the synod; where the council, or/ the </text:span><text:span text:style-name="T5">ecclesiastical</text:span><text:span text:style-name="T3"> advisory Board </text:span><text:span text:style-name="T5">of revision</text:span><text:span text:style-name="T3"> that might summon/ the heretical minister, and bring him to grief? <text:s/>None/ exists to vindicate right, and show how morally wrong/ it is in a man to receive from Hebrews a generous emolument,/ </text:span><text:span text:style-name="T5">with the object of</text:span><text:span text:style-name="T3"> for teaching the Hebrew faith, </text:span><text:span text:style-name="T5">but who</text:span><text:span text:style-name="T3"> and/ </text:span><text:span text:style-name="T5">[?]</text:span><text:span text:style-name="T3"> in spite of it set all at defiance, as an instigator of infidelity/ and profanity. <text:s/>Do I recommend proscription?/ <text:s/>Not at all. <text:s/>I insist upon honesty, and I would/ hail the appointing of </text:span><text:span text:style-name="T5">a</text:span><text:span text:style-name="T3"> some accepted body of man having a jurisdiction, that might, by/ general consent, decide what is expected of a Rabbi in/ his capacity as the exponent of Biblical virtues and/ the traditions. <text:s/>The "Radicals" in our camp we cannot/ reach, but religious </text:span><text:span text:style-name="T5">bodies</text:span><text:span text:style-name="T3"> corporations that still profess alle-/-giance to the ancestral faith, ought to be rid of/ false teachers. <text:s/>Let them not be suffered to/ tear the Torah into shreds, to make a foot stool to/ trample 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8T14:52:09.45</meta:creation-date>
    <dc:date>2012-08-29T11:26:04.54</dc:date>
    <dc:creator>Penn Libraries</dc:creator>
    <meta:editing-duration>PT00H28M1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9" meta:word-count="2080" meta:character-count="12932"/>
  </office:meta>
</office:document-meta>
</file>